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15.54mm"/>
    </style:style>
    <style:style style:name="co5" style:family="table-column">
      <style:table-column-properties fo:break-before="auto" style:column-width="19.86mm"/>
    </style:style>
    <style:style style:name="co8" style:family="table-column">
      <style:table-column-properties fo:break-before="auto" style:column-width="25.89mm"/>
    </style:style>
    <style:style style:name="co7" style:family="table-column">
      <style:table-column-properties fo:break-before="auto" style:column-width="5.47mm"/>
    </style:style>
    <style:style style:name="co9" style:family="table-column">
      <style:table-column-properties fo:break-before="auto" style:column-width="6.9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25.6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9pt" style:font-size-asian="9pt" style:font-size-complex="9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ffffff" style:text-position="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text-position="" fo:font-size="9pt" style:font-size-asian="9pt" style:font-size-complex="9pt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size="9pt" style:font-size-asian="9pt" style:font-size-complex="9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position="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ffffff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none" fo:background-color="#eeeeee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eeeee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color="#ff0000" style:font-name="Liberation Sans" fo:font-size="9pt" fo:font-weight="bold" style:font-name-asian="Noto Sans CJK SC Regular" style:font-size-asian="9pt" style:font-weight-asian="bold" style:font-name-complex="FreeSans" style:font-size-complex="9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 style:font-name="Liberation Sans" fo:font-size="9pt" fo:font-weight="bold" style:font-name-asian="Noto Sans CJK SC Regular" style:font-size-asian="9pt" style:font-weight-asian="bold" style:font-name-complex="FreeSans" style:font-size-complex="9pt" style:font-weight-complex="bold"/>
    </style:style>
  </office:automatic-styles>
  <office:body>
    <office:spreadsheet>
      <table:calculation-settings table:automatic-find-labels="false"/>
      <table:table table:name="results" table:style-name="ta1">
        <table:table-column table:style-name="co7" table:default-cell-style-name="ce12"/>
        <table:table-column table:style-name="co9" table:default-cell-style-name="ce1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0" table:default-cell-style-name="ce12"/>
        <table:table-column table:style-name="co5" table:number-columns-repeated="2" table:default-cell-style-name="ce12"/>
        <table:table-column table:style-name="co11" table:default-cell-style-name="ce12"/>
        <table:table-column table:style-name="co8" table:default-cell-style-name="ce12"/>
        <table:table-column table:style-name="co12" table:number-columns-repeated="1014" table:default-cell-style-name="ce12"/>
        <table:table-row table:style-name="ro1">
          <table:table-cell table:number-columns-repeated="2"/>
          <table:table-cell table:style-name="ce14" office:value-type="string" calcext:value-type="string">
            <text:p>Udacity AIND Project 2 Planning Run Search Results – July 201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 calcext:value-type="string">
            <text:p>Air Cargo Problem 1</text:p>
          </table:table-cell>
          <table:table-cell table:style-name="ce21" office:value-type="string" calcext:value-type="string">
            <text:p>Actions</text:p>
          </table:table-cell>
          <table:table-cell table:style-name="ce21" office:value-type="string" calcext:value-type="string">
            <text:p>Expansions</text:p>
          </table:table-cell>
          <table:table-cell table:style-name="ce21" office:value-type="string" calcext:value-type="string">
            <text:p>Goal Tests</text:p>
          </table:table-cell>
          <table:table-cell table:style-name="ce21" office:value-type="string" calcext:value-type="string">
            <text:p>New Nodes</text:p>
          </table:table-cell>
          <table:table-cell table:style-name="ce21" office:value-type="string" calcext:value-type="string">
            <text:p>Plan Length</text:p>
          </table:table-cell>
          <table:table-cell table:style-name="ce21" office:value-type="string" calcext:value-type="string">
            <text:p>Time (python3)</text:p>
          </table:table-cell>
          <table:table-cell table:style-name="ce21" office:value-type="string" calcext:value-type="string">
            <text:p>Time (pypy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uninformed 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breadth_first_search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0.0145988169997509" calcext:value-type="float">
            <text:p>0.014598817</text:p>
          </table:table-cell>
          <table:table-cell office:value-type="float" office:value="0.0238117959961528" calcext:value-type="float">
            <text:p>0.02381179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depth_first_graph_search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00695131299926288" calcext:value-type="float">
            <text:p>0.006951313</text:p>
          </table:table-cell>
          <table:table-cell office:value-type="float" office:value="0.0096189250034513" calcext:value-type="float">
            <text:p>0.00961892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uniform_cost_search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0.0168081890005851" calcext:value-type="float">
            <text:p>0.016808189</text:p>
          </table:table-cell>
          <table:table-cell office:value-type="float" office:value="0.0179271140004857" calcext:value-type="float">
            <text:p>0.01792711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greedy_best_first_graph_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.00100122399999236" calcext:value-type="float">
            <text:p>0.001001224</text:p>
          </table:table-cell>
          <table:table-cell office:value-type="float" office:value="0.001633514999412" calcext:value-type="float">
            <text:p>0.0016335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837734494999495" calcext:value-type="float">
            <text:p>0.837734495</text:p>
          </table:table-cell>
          <table:table-cell office:value-type="float" office:value="0.730893022999226" calcext:value-type="float">
            <text:p>0.7308930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256463022999924" calcext:value-type="float">
            <text:p>0.256463023</text:p>
          </table:table-cell>
          <table:table-cell office:value-type="float" office:value="0.1179562959951" calcext:value-type="float">
            <text:p>0.11795629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h_pg_setleve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.59383455100033" calcext:value-type="float">
            <text:p>2.593834551</text:p>
          </table:table-cell>
          <table:table-cell office:value-type="float" office:value="0.882086452998919" calcext:value-type="float">
            <text:p>0.88208645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astar_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0.00605540999913501" calcext:value-type="float">
            <text:p>0.00605541</text:p>
          </table:table-cell>
          <table:table-cell office:value-type="float" office:value="0.0112463780023973" calcext:value-type="float">
            <text:p>0.0112463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.16099925000071" calcext:value-type="float">
            <text:p>2.16099925</text:p>
          </table:table-cell>
          <table:table-cell office:value-type="float" office:value="0.534907814006147" calcext:value-type="float">
            <text:p>0.5349078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.882244260000334" calcext:value-type="float">
            <text:p>0.88224426</text:p>
          </table:table-cell>
          <table:table-cell office:value-type="float" office:value="0.261162691000209" calcext:value-type="float">
            <text:p>0.26116269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h_pg_setlevel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.93068596499961" calcext:value-type="float">
            <text:p>6.930685965</text:p>
          </table:table-cell>
          <table:table-cell table:style-name="ce23" office:value-type="float" office:value="1.37063160000253" calcext:value-type="float">
            <text:p>1.370631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Air Cargo Problem 2</text:p>
          </table:table-cell>
          <table:table-cell table:style-name="ce21" office:value-type="string" calcext:value-type="string">
            <text:p>Actions</text:p>
          </table:table-cell>
          <table:table-cell table:style-name="ce21" office:value-type="string" calcext:value-type="string">
            <text:p>Expansions</text:p>
          </table:table-cell>
          <table:table-cell table:style-name="ce21" office:value-type="string" calcext:value-type="string">
            <text:p>Goal Tests</text:p>
          </table:table-cell>
          <table:table-cell table:style-name="ce21" office:value-type="string" calcext:value-type="string">
            <text:p>New Nodes</text:p>
          </table:table-cell>
          <table:table-cell table:style-name="ce21" office:value-type="string" calcext:value-type="string">
            <text:p>Plan Length</text:p>
          </table:table-cell>
          <table:table-cell table:style-name="ce21" office:value-type="string" calcext:value-type="string">
            <text:p>Time (python3)</text:p>
          </table:table-cell>
          <table:table-cell table:style-name="ce21" office:value-type="string" calcext:value-type="string">
            <text:p>Time (pypy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uninformed 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breadth_first_search</text:p>
          </table:table-cell>
          <table:table-cell office:value-type="float" office:value="72" calcext:value-type="float">
            <text:p>72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3" calcext:value-type="float">
            <text:p>30503</text:p>
          </table:table-cell>
          <table:table-cell office:value-type="float" office:value="9" calcext:value-type="float">
            <text:p>9</text:p>
          </table:table-cell>
          <table:table-cell office:value-type="float" office:value="1.30424560600022" calcext:value-type="float">
            <text:p>1.304245606</text:p>
          </table:table-cell>
          <table:table-cell office:value-type="float" office:value="0.337785425996117" calcext:value-type="float">
            <text:p>0.33778542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depth_first_graph_search</text:p>
          </table:table-cell>
          <table:table-cell office:value-type="float" office:value="72" calcext:value-type="float">
            <text:p>72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5602" calcext:value-type="float">
            <text:p>5602</text:p>
          </table:table-cell>
          <table:table-cell office:value-type="float" office:value="619" calcext:value-type="float">
            <text:p>619</text:p>
          </table:table-cell>
          <table:table-cell office:value-type="float" office:value="1.80251319099989" calcext:value-type="float">
            <text:p>1.802513191</text:p>
          </table:table-cell>
          <table:table-cell office:value-type="float" office:value="0.496396210997773" calcext:value-type="float">
            <text:p>0.49639621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uniform_cost_search</text:p>
          </table:table-cell>
          <table:table-cell office:value-type="float" office:value="72" calcext:value-type="float">
            <text:p>72</text:p>
          </table:table-cell>
          <table:table-cell office:value-type="float" office:value="5154" calcext:value-type="float">
            <text:p>5154</text:p>
          </table:table-cell>
          <table:table-cell office:value-type="float" office:value="5156" calcext:value-type="float">
            <text:p>5156</text:p>
          </table:table-cell>
          <table:table-cell office:value-type="float" office:value="46618" calcext:value-type="float">
            <text:p>46618</text:p>
          </table:table-cell>
          <table:table-cell office:value-type="float" office:value="9" calcext:value-type="float">
            <text:p>9</text:p>
          </table:table-cell>
          <table:table-cell office:value-type="float" office:value="2.02729616099987" calcext:value-type="float">
            <text:p>2.027296161</text:p>
          </table:table-cell>
          <table:table-cell office:value-type="float" office:value="0.571888790997036" calcext:value-type="float">
            <text:p>0.57188879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greedy_best_first_graph_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h_unmet_goals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0.0120303439998679" calcext:value-type="float">
            <text:p>0.012030344</text:p>
          </table:table-cell>
          <table:table-cell office:value-type="float" office:value="0.00913650100119412" calcext:value-type="float">
            <text:p>0.0091365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h_pg_levelsum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21.6130742950008" calcext:value-type="float">
            <text:p>21.613074295</text:p>
          </table:table-cell>
          <table:table-cell office:value-type="float" office:value="3.69273161699675" calcext:value-type="float">
            <text:p>3.6927316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h_pg_maxlevel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3.6714808400002" calcext:value-type="float">
            <text:p>13.67148084</text:p>
          </table:table-cell>
          <table:table-cell office:value-type="float" office:value="2.64927909199469" calcext:value-type="float">
            <text:p>2.6492790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h_pg_setlevel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0.9100374170002" calcext:value-type="float">
            <text:p>70.910037417</text:p>
          </table:table-cell>
          <table:table-cell office:value-type="float" office:value="11.8511607059991" calcext:value-type="float">
            <text:p>11.85116070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astar_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h_unmet_goals</text:p>
          </table:table-cell>
          <table:table-cell office:value-type="float" office:value="72" calcext:value-type="float">
            <text:p>72</text:p>
          </table:table-cell>
          <table:table-cell office:value-type="float" office:value="2467" calcext:value-type="float">
            <text:p>2467</text:p>
          </table:table-cell>
          <table:table-cell office:value-type="float" office:value="2469" calcext:value-type="float">
            <text:p>2469</text:p>
          </table:table-cell>
          <table:table-cell office:value-type="float" office:value="22522" calcext:value-type="float">
            <text:p>22522</text:p>
          </table:table-cell>
          <table:table-cell office:value-type="float" office:value="9" calcext:value-type="float">
            <text:p>9</text:p>
          </table:table-cell>
          <table:table-cell office:value-type="float" office:value="1.36846387900005" calcext:value-type="float">
            <text:p>1.368463879</text:p>
          </table:table-cell>
          <table:table-cell office:value-type="float" office:value="0.673549578001257" calcext:value-type="float">
            <text:p>0.6735495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h_pg_levelsum</text:p>
          </table:table-cell>
          <table:table-cell office:value-type="float" office:value="72" calcext:value-type="float">
            <text:p>72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426" calcext:value-type="float">
            <text:p>3426</text:p>
          </table:table-cell>
          <table:table-cell office:value-type="float" office:value="9" calcext:value-type="float">
            <text:p>9</text:p>
          </table:table-cell>
          <table:table-cell office:value-type="float" office:value="526.369943708" calcext:value-type="float">
            <text:p>526.369943708</text:p>
          </table:table-cell>
          <table:table-cell office:value-type="float" office:value="106.944284229998" calcext:value-type="float">
            <text:p>106.944284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h_pg_maxlevel</text:p>
          </table:table-cell>
          <table:table-cell office:value-type="float" office:value="72" calcext:value-type="float">
            <text:p>72</text:p>
          </table:table-cell>
          <table:table-cell office:value-type="float" office:value="2887" calcext:value-type="float">
            <text:p>2887</text:p>
          </table:table-cell>
          <table:table-cell office:value-type="float" office:value="2889" calcext:value-type="float">
            <text:p>2889</text:p>
          </table:table-cell>
          <table:table-cell office:value-type="float" office:value="26594" calcext:value-type="float">
            <text:p>26594</text:p>
          </table:table-cell>
          <table:table-cell office:value-type="float" office:value="9" calcext:value-type="float">
            <text:p>9</text:p>
          </table:table-cell>
          <table:table-cell office:value-type="float" office:value="1305.662411375" calcext:value-type="float">
            <text:p>1305.662411375</text:p>
          </table:table-cell>
          <table:table-cell office:value-type="float" office:value="250.266466690999" calcext:value-type="float">
            <text:p>250.26646669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h_pg_setlevel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1037" calcext:value-type="float">
            <text:p>1037</text:p>
          </table:table-cell>
          <table:table-cell table:style-name="ce23" office:value-type="float" office:value="1039" calcext:value-type="float">
            <text:p>1039</text:p>
          </table:table-cell>
          <table:table-cell table:style-name="ce23" office:value-type="float" office:value="9605" calcext:value-type="float">
            <text:p>960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335.981300321" calcext:value-type="float">
            <text:p>5335.981300321</text:p>
          </table:table-cell>
          <table:table-cell table:style-name="ce23" office:value-type="float" office:value="890.482716140003" calcext:value-type="float">
            <text:p>890.4827161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Air Cargo Problem 3</text:p>
          </table:table-cell>
          <table:table-cell table:style-name="ce21" office:value-type="string" calcext:value-type="string">
            <text:p>Actions</text:p>
          </table:table-cell>
          <table:table-cell table:style-name="ce21" office:value-type="string" calcext:value-type="string">
            <text:p>Expansions</text:p>
          </table:table-cell>
          <table:table-cell table:style-name="ce21" office:value-type="string" calcext:value-type="string">
            <text:p>Goal Tests</text:p>
          </table:table-cell>
          <table:table-cell table:style-name="ce21" office:value-type="string" calcext:value-type="string">
            <text:p>New Nodes</text:p>
          </table:table-cell>
          <table:table-cell table:style-name="ce21" office:value-type="string" calcext:value-type="string">
            <text:p>Plan Length</text:p>
          </table:table-cell>
          <table:table-cell table:style-name="ce21" office:value-type="string" calcext:value-type="string">
            <text:p>Time (python3)</text:p>
          </table:table-cell>
          <table:table-cell table:style-name="ce21" office:value-type="string" calcext:value-type="string">
            <text:p>Time (pypy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uninformed 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breadth_first_search</text:p>
          </table:table-cell>
          <table:table-cell office:value-type="float" office:value="88" calcext:value-type="float">
            <text:p>88</text:p>
          </table:table-cell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25" calcext:value-type="float">
            <text:p>129625</text:p>
          </table:table-cell>
          <table:table-cell office:value-type="float" office:value="12" calcext:value-type="float">
            <text:p>12</text:p>
          </table:table-cell>
          <table:table-cell office:value-type="float" office:value="6.52980529900378" calcext:value-type="float">
            <text:p>6.529805299</text:p>
          </table:table-cell>
          <table:table-cell office:value-type="float" office:value="0.947339138001553" calcext:value-type="float">
            <text:p>0.9473391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depth_first_graph_search</text:p>
          </table:table-cell>
          <table:table-cell office:value-type="float" office:value="88" calcext:value-type="float">
            <text:p>88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3364" calcext:value-type="float">
            <text:p>3364</text:p>
          </table:table-cell>
          <table:table-cell office:value-type="float" office:value="392" calcext:value-type="float">
            <text:p>392</text:p>
          </table:table-cell>
          <table:table-cell office:value-type="float" office:value="0.69961055299791" calcext:value-type="float">
            <text:p>0.699610553</text:p>
          </table:table-cell>
          <table:table-cell office:value-type="float" office:value="0.257007011998212" calcext:value-type="float">
            <text:p>0.2570070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uniform_cost_search</text:p>
          </table:table-cell>
          <table:table-cell office:value-type="float" office:value="88" calcext:value-type="float">
            <text:p>88</text:p>
          </table:table-cell>
          <table:table-cell office:value-type="float" office:value="18510" calcext:value-type="float">
            <text:p>18510</text:p>
          </table:table-cell>
          <table:table-cell office:value-type="float" office:value="18512" calcext:value-type="float">
            <text:p>18512</text:p>
          </table:table-cell>
          <table:table-cell office:value-type="float" office:value="161936" calcext:value-type="float">
            <text:p>161936</text:p>
          </table:table-cell>
          <table:table-cell office:value-type="float" office:value="12" calcext:value-type="float">
            <text:p>12</text:p>
          </table:table-cell>
          <table:table-cell office:value-type="float" office:value="9.14101617300184" calcext:value-type="float">
            <text:p>9.141016173</text:p>
          </table:table-cell>
          <table:table-cell office:value-type="float" office:value="1.41322905800189" calcext:value-type="float">
            <text:p>1.41322905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greedy_best_first_graph_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h_unmet_goals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0.0263247969996883" calcext:value-type="float">
            <text:p>0.026324797</text:p>
          </table:table-cell>
          <table:table-cell office:value-type="float" office:value="0.0205843559961068" calcext:value-type="float">
            <text:p>0.02058435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h_pg_levelsum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44.4065973969991" calcext:value-type="float">
            <text:p>44.406597397</text:p>
          </table:table-cell>
          <table:table-cell office:value-type="float" office:value="11.8376022899974" calcext:value-type="float">
            <text:p>11.8376022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h_pg_maxlevel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18.4917569610043" calcext:value-type="float">
            <text:p>18.491756961</text:p>
          </table:table-cell>
          <table:table-cell office:value-type="float" office:value="3.70934856199892" calcext:value-type="float">
            <text:p>3.7093485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h_pg_setlevel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342.361170864999" calcext:value-type="float">
            <text:p>342.361170865</text:p>
          </table:table-cell>
          <table:table-cell office:value-type="float" office:value="57.1845714209994" calcext:value-type="float">
            <text:p>57.18457142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astar_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h_unmet_goals</text:p>
          </table:table-cell>
          <table:table-cell office:value-type="float" office:value="88" calcext:value-type="float">
            <text:p>88</text:p>
          </table:table-cell>
          <table:table-cell office:value-type="float" office:value="7388" calcext:value-type="float">
            <text:p>7388</text:p>
          </table:table-cell>
          <table:table-cell office:value-type="float" office:value="7390" calcext:value-type="float">
            <text:p>7390</text:p>
          </table:table-cell>
          <table:table-cell office:value-type="float" office:value="65711" calcext:value-type="float">
            <text:p>65711</text:p>
          </table:table-cell>
          <table:table-cell office:value-type="float" office:value="12" calcext:value-type="float">
            <text:p>12</text:p>
          </table:table-cell>
          <table:table-cell office:value-type="float" office:value="5.14607620999595" calcext:value-type="float">
            <text:p>5.14607621</text:p>
          </table:table-cell>
          <table:table-cell office:value-type="float" office:value="1.37685946700367" calcext:value-type="float">
            <text:p>1.3768594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h_pg_levelsum</text:p>
          </table:table-cell>
          <table:table-cell office:value-type="float" office:value="88" calcext:value-type="float">
            <text:p>88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403" calcext:value-type="float">
            <text:p>3403</text:p>
          </table:table-cell>
          <table:table-cell office:value-type="float" office:value="12" calcext:value-type="float">
            <text:p>12</text:p>
          </table:table-cell>
          <table:table-cell table:style-name="ce24" office:value-type="float" office:value="838.089751705003" calcext:value-type="float">
            <text:p>838.089751705</text:p>
          </table:table-cell>
          <table:table-cell office:value-type="float" office:value="156.706902662001" calcext:value-type="float">
            <text:p>156.7069026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h_pg_maxlevel</text:p>
          </table:table-cell>
          <table:table-cell office:value-type="float" office:value="88" calcext:value-type="float">
            <text:p>88</text:p>
          </table:table-cell>
          <table:table-cell office:value-type="float" office:value="9580" calcext:value-type="float">
            <text:p>9580</text:p>
          </table:table-cell>
          <table:table-cell office:value-type="float" office:value="9582" calcext:value-type="float">
            <text:p>9582</text:p>
          </table:table-cell>
          <table:table-cell office:value-type="float" office:value="86312" calcext:value-type="float">
            <text:p>86312</text:p>
          </table:table-cell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Not run</text:p>
          </table:table-cell>
          <table:table-cell office:value-type="float" office:value="1259.335336112" calcext:value-type="float">
            <text:p>1259.3353361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h_pg_setlevel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3423" calcext:value-type="float">
            <text:p>3423</text:p>
          </table:table-cell>
          <table:table-cell table:style-name="ce23" office:value-type="float" office:value="3425" calcext:value-type="float">
            <text:p>3425</text:p>
          </table:table-cell>
          <table:table-cell table:style-name="ce23" office:value-type="float" office:value="31596" calcext:value-type="float">
            <text:p>31596</text:p>
          </table:table-cell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Not run</text:p>
          </table:table-cell>
          <table:table-cell table:style-name="ce23" office:value-type="float" office:value="4236.97163035" calcext:value-type="float">
            <text:p>4236.9716303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Air Cargo Problem 4</text:p>
          </table:table-cell>
          <table:table-cell table:style-name="ce21" office:value-type="string" calcext:value-type="string">
            <text:p>Actions</text:p>
          </table:table-cell>
          <table:table-cell table:style-name="ce21" office:value-type="string" calcext:value-type="string">
            <text:p>Expansions</text:p>
          </table:table-cell>
          <table:table-cell table:style-name="ce21" office:value-type="string" calcext:value-type="string">
            <text:p>Goal Tests</text:p>
          </table:table-cell>
          <table:table-cell table:style-name="ce21" office:value-type="string" calcext:value-type="string">
            <text:p>New Nodes</text:p>
          </table:table-cell>
          <table:table-cell table:style-name="ce21" office:value-type="string" calcext:value-type="string">
            <text:p>Plan Length</text:p>
          </table:table-cell>
          <table:table-cell table:style-name="ce21" office:value-type="string" calcext:value-type="string">
            <text:p>Time (python3)</text:p>
          </table:table-cell>
          <table:table-cell table:style-name="ce21" office:value-type="string" calcext:value-type="string">
            <text:p>Time (pypy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uninformed 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breadth_first_search</text:p>
          </table:table-cell>
          <table:table-cell office:value-type="float" office:value="104" calcext:value-type="float">
            <text:p>104</text:p>
          </table:table-cell>
          <table:table-cell office:value-type="float" office:value="99736" calcext:value-type="float">
            <text:p>99736</text:p>
          </table:table-cell>
          <table:table-cell office:value-type="float" office:value="114953" calcext:value-type="float">
            <text:p>114953</text:p>
          </table:table-cell>
          <table:table-cell office:value-type="float" office:value="944130" calcext:value-type="float">
            <text:p>944130</text:p>
          </table:table-cell>
          <table:table-cell office:value-type="float" office:value="14" calcext:value-type="float">
            <text:p>14</text:p>
          </table:table-cell>
          <table:table-cell office:value-type="float" office:value="57.7952394410022" calcext:value-type="float">
            <text:p>57.795239441</text:p>
          </table:table-cell>
          <table:table-cell office:value-type="float" office:value="6.00115654699766" calcext:value-type="float">
            <text:p>6.00115654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depth_first_graph_search</text:p>
          </table:table-cell>
          <table:table-cell office:value-type="float" office:value="104" calcext:value-type="float">
            <text:p>104</text:p>
          </table:table-cell>
          <table:table-cell office:value-type="float" office:value="25174" calcext:value-type="float">
            <text:p>25174</text:p>
          </table:table-cell>
          <table:table-cell office:value-type="float" office:value="25175" calcext:value-type="float">
            <text:p>25175</text:p>
          </table:table-cell>
          <table:table-cell office:value-type="float" office:value="228849" calcext:value-type="float">
            <text:p>228849</text:p>
          </table:table-cell>
          <table:table-cell office:value-type="float" office:value="24132" calcext:value-type="float">
            <text:p>24132</text:p>
          </table:table-cell>
          <table:table-cell table:style-name="ce24" office:value-type="float" office:value="2489.11623675801" calcext:value-type="float">
            <text:p>2489.116236758</text:p>
          </table:table-cell>
          <table:table-cell table:style-name="ce24" office:value-type="float" office:value="1112.628073653" calcext:value-type="float">
            <text:p>1112.6280736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uniform_cost_search</text:p>
          </table:table-cell>
          <table:table-cell office:value-type="float" office:value="104" calcext:value-type="float">
            <text:p>104</text:p>
          </table:table-cell>
          <table:table-cell office:value-type="float" office:value="113339" calcext:value-type="float">
            <text:p>113339</text:p>
          </table:table-cell>
          <table:table-cell office:value-type="float" office:value="113341" calcext:value-type="float">
            <text:p>113341</text:p>
          </table:table-cell>
          <table:table-cell office:value-type="float" office:value="1066413" calcext:value-type="float">
            <text:p>1066413</text:p>
          </table:table-cell>
          <table:table-cell office:value-type="float" office:value="14" calcext:value-type="float">
            <text:p>14</text:p>
          </table:table-cell>
          <table:table-cell office:value-type="float" office:value="72.5452097270172" calcext:value-type="float">
            <text:p>72.545209727</text:p>
          </table:table-cell>
          <table:table-cell office:value-type="float" office:value="11.3609313549969" calcext:value-type="float">
            <text:p>11.3609313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greedy_best_first_graph_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h_unmet_goals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0.0461754660063889" calcext:value-type="float">
            <text:p>0.046175466</text:p>
          </table:table-cell>
          <table:table-cell office:value-type="float" office:value="0.0448498139958247" calcext:value-type="float">
            <text:p>0.0448498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h_pg_levelsum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84.5041578459786" calcext:value-type="float">
            <text:p>84.504157846</text:p>
          </table:table-cell>
          <table:table-cell office:value-type="float" office:value="14.5027438780016" calcext:value-type="float">
            <text:p>14.5027438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h_pg_maxlevel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80" calcext:value-type="float">
            <text:p>580</text:p>
          </table:table-cell>
          <table:table-cell office:value-type="float" office:value="17" calcext:value-type="float">
            <text:p>17</text:p>
          </table:table-cell>
          <table:table-cell office:value-type="float" office:value="63.8909226639953" calcext:value-type="float">
            <text:p>63.890922664</text:p>
          </table:table-cell>
          <table:table-cell office:value-type="float" office:value="10.1076164799961" calcext:value-type="float">
            <text:p>10.1076164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h_pg_setlevel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64" calcext:value-type="float">
            <text:p>1164</text:p>
          </table:table-cell>
          <table:table-cell office:value-type="float" office:value="23" calcext:value-type="float">
            <text:p>23</text:p>
          </table:table-cell>
          <table:table-cell office:value-type="float" office:value="1797.978454814" calcext:value-type="float">
            <text:p>1797.978454814</text:p>
          </table:table-cell>
          <table:table-cell office:value-type="float" office:value="232.459051012003" calcext:value-type="float">
            <text:p>232.45905101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astar_search</text:p>
          </table:table-cell>
          <table:table-cell table:style-name="ce22" table:number-columns-repeated="7"/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h_unmet_goals</text:p>
          </table:table-cell>
          <table:table-cell office:value-type="float" office:value="104" calcext:value-type="float">
            <text:p>104</text:p>
          </table:table-cell>
          <table:table-cell office:value-type="float" office:value="34330" calcext:value-type="float">
            <text:p>34330</text:p>
          </table:table-cell>
          <table:table-cell office:value-type="float" office:value="34332" calcext:value-type="float">
            <text:p>34332</text:p>
          </table:table-cell>
          <table:table-cell office:value-type="float" office:value="328509" calcext:value-type="float">
            <text:p>328509</text:p>
          </table:table-cell>
          <table:table-cell office:value-type="float" office:value="14" calcext:value-type="float">
            <text:p>14</text:p>
          </table:table-cell>
          <table:table-cell office:value-type="float" office:value="37.320165357989" calcext:value-type="float">
            <text:p>37.320165358</text:p>
          </table:table-cell>
          <table:table-cell office:value-type="float" office:value="4.11315594500047" calcext:value-type="float">
            <text:p>4.11315594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h_pg_levelsum</text:p>
          </table:table-cell>
          <table:table-cell office:value-type="float" office:value="104" calcext:value-type="float">
            <text:p>104</text:p>
          </table:table-cell>
          <table:table-cell office:value-type="float" office:value="1208" calcext:value-type="float">
            <text:p>1208</text:p>
          </table:table-cell>
          <table:table-cell office:value-type="float" office:value="1210" calcext:value-type="float">
            <text:p>1210</text:p>
          </table:table-cell>
          <table:table-cell office:value-type="float" office:value="12210" calcext:value-type="float">
            <text:p>12210</text:p>
          </table:table-cell>
          <table:table-cell office:value-type="float" office:value="15" calcext:value-type="float">
            <text:p>15</text:p>
          </table:table-cell>
          <table:table-cell office:value-type="float" office:value="4949.412996867" calcext:value-type="float">
            <text:p>4949.412996867</text:p>
          </table:table-cell>
          <table:table-cell office:value-type="float" office:value="776.447068098998" calcext:value-type="float">
            <text:p>776.44706809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h_pg_maxlevel</text:p>
          </table:table-cell>
          <table:table-cell office:value-type="float" office:value="104" calcext:value-type="float">
            <text:p>104</text:p>
          </table:table-cell>
          <table:table-cell office:value-type="float" office:value="62077" calcext:value-type="float">
            <text:p>62077</text:p>
          </table:table-cell>
          <table:table-cell office:value-type="float" office:value="62079" calcext:value-type="float">
            <text:p>62079</text:p>
          </table:table-cell>
          <table:table-cell office:value-type="float" office:value="599376" calcext:value-type="float">
            <text:p>599376</text:p>
          </table:table-cell>
          <table:table-cell office:value-type="float" office:value="14" calcext:value-type="float">
            <text:p>14</text:p>
          </table:table-cell>
          <table:table-cell table:style-name="ce27" office:value-type="string" calcext:value-type="string">
            <text:p>Not run</text:p>
          </table:table-cell>
          <table:table-cell office:value-type="float" office:value="11914.101749542" calcext:value-type="float">
            <text:p>11914.101749542</text:p>
          </table:table-cell>
          <table:table-cell office:value-type="string" calcext:value-type="string">
            <text:p>Over 3 hour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h_pg_setlevel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22606" calcext:value-type="float">
            <text:p>22606</text:p>
          </table:table-cell>
          <table:table-cell table:style-name="ce23" office:value-type="float" office:value="22608" calcext:value-type="float">
            <text:p>22608</text:p>
          </table:table-cell>
          <table:table-cell table:style-name="ce23" office:value-type="float" office:value="224229" calcext:value-type="float">
            <text:p>224229</text:p>
          </table:table-cell>
          <table:table-cell table:style-name="ce23" office:value-type="float" office:value="14" calcext:value-type="float">
            <text:p>14</text:p>
          </table:table-cell>
          <table:table-cell table:style-name="ce26" office:value-type="string" calcext:value-type="string">
            <text:p>Not run</text:p>
          </table:table-cell>
          <table:table-cell table:style-name="ce23" office:value-type="float" office:value="39854.096882385" calcext:value-type="float">
            <text:p>39854.096882385</text:p>
          </table:table-cell>
          <table:table-cell office:value-type="string" calcext:value-type="string">
            <text:p>11 hours overnigh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9"/>
          <table:table-cell table:style-name="ce20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20" table:number-columns-repeated="8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19"/>
          <table:table-cell table:style-name="ce20" table:number-columns-repeated="7"/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ce20" table:number-columns-repeated="8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19"/>
          <table:table-cell table:style-name="ce20" table:number-columns-repeated="7"/>
          <table:table-cell table:number-columns-repeated="1014"/>
        </table:table-row>
        <table:table-row table:style-name="ro1" table:number-rows-repeated="11">
          <table:table-cell table:number-columns-repeated="2"/>
          <table:table-cell table:style-name="ce20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19"/>
          <table:table-cell table:style-name="ce20" table:number-columns-repeated="7"/>
          <table:table-cell table:number-columns-repeated="1014"/>
        </table:table-row>
        <table:table-row table:style-name="ro1" table:number-rows-repeated="8">
          <table:table-cell table:number-columns-repeated="2"/>
          <table:table-cell table:style-name="ce20" table:number-columns-repeated="6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1.actionsexpansion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>
            <text:p>search algorithm</text:p>
          </table:table-cell>
          <table:table-cell table:style-name="ce8" office:value-type="string" calcext:value-type="string">
            <text:p>Actions</text:p>
          </table:table-cell>
          <table:table-cell table:style-name="ce8" office:value-type="string" calcext:value-type="string">
            <text:p>Expansions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3" calcext:value-type="float">
            <text:p>33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72" calcext:value-type="float">
            <text:p>72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72" calcext:value-type="float">
            <text:p>7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72" calcext:value-type="float">
            <text:p>72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72" calcext:value-type="float">
            <text:p>72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72" calcext:value-type="float">
            <text:p>7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72" calcext:value-type="float">
            <text:p>72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037" calcext:value-type="float">
            <text:p>1037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88" calcext:value-type="float">
            <text:p>88</text:p>
          </table:table-cell>
          <table:table-cell office:value-type="float" office:value="14663" calcext:value-type="float">
            <text:p>14663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88" calcext:value-type="float">
            <text:p>8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88" calcext:value-type="float">
            <text:p>88</text:p>
          </table:table-cell>
          <table:table-cell office:value-type="float" office:value="18510" calcext:value-type="float">
            <text:p>18510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88" calcext:value-type="float">
            <text:p>88</text:p>
          </table:table-cell>
          <table:table-cell office:value-type="float" office:value="7388" calcext:value-type="float">
            <text:p>7388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88" calcext:value-type="float">
            <text:p>8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88" calcext:value-type="float">
            <text:p>88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3423" calcext:value-type="float">
            <text:p>3423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104" calcext:value-type="float">
            <text:p>104</text:p>
          </table:table-cell>
          <table:table-cell office:value-type="float" office:value="99736" calcext:value-type="float">
            <text:p>99736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104" calcext:value-type="float">
            <text:p>104</text:p>
          </table:table-cell>
          <table:table-cell office:value-type="float" office:value="25174" calcext:value-type="float">
            <text:p>25174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104" calcext:value-type="float">
            <text:p>104</text:p>
          </table:table-cell>
          <table:table-cell office:value-type="float" office:value="113339" calcext:value-type="float">
            <text:p>113339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104" calcext:value-type="float">
            <text:p>104</text:p>
          </table:table-cell>
          <table:table-cell office:value-type="float" office:value="34330" calcext:value-type="float">
            <text:p>34330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104" calcext:value-type="float">
            <text:p>104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104" calcext:value-type="float">
            <text:p>104</text:p>
          </table:table-cell>
          <table:table-cell office:value-type="float" office:value="62077" calcext:value-type="float">
            <text:p>62077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22606" calcext:value-type="float">
            <text:p>22606</text:p>
          </table:table-cell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2.actionstime" table:style-name="ta1">
        <table:table-column table:style-name="co3" table:default-cell-style-name="ce1"/>
        <table:table-column table:style-name="co4" table:default-cell-style-name="ce1"/>
        <table:table-column table:style-name="co8" table:default-cell-style-name="ce1"/>
        <table:table-row table:style-name="ro1">
          <table:table-cell table:style-name="ce4" office:value-type="string" calcext:value-type="string">
            <text:p>search algorithm</text:p>
          </table:table-cell>
          <table:table-cell table:style-name="ce8" office:value-type="string" calcext:value-type="string">
            <text:p>Actions</text:p>
          </table:table-cell>
          <table:table-cell table:style-name="ce8" office:value-type="string" calcext:value-type="string">
            <text:p>Time (pypy3)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20" calcext:value-type="float">
            <text:p>20</text:p>
          </table:table-cell>
          <table:table-cell office:value-type="float" office:value="0.0238117959961528" calcext:value-type="float">
            <text:p>0.023811796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20" calcext:value-type="float">
            <text:p>20</text:p>
          </table:table-cell>
          <table:table-cell office:value-type="float" office:value="0.0096189250034513" calcext:value-type="float">
            <text:p>0.009618925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20" calcext:value-type="float">
            <text:p>20</text:p>
          </table:table-cell>
          <table:table-cell office:value-type="float" office:value="0.0179271140004857" calcext:value-type="float">
            <text:p>0.017927114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0.001633514999412" calcext:value-type="float">
            <text:p>0.001633515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0.730893022999226" calcext:value-type="float">
            <text:p>0.730893023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0.1179562959951" calcext:value-type="float">
            <text:p>0.117956296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20" calcext:value-type="float">
            <text:p>20</text:p>
          </table:table-cell>
          <table:table-cell office:value-type="float" office:value="0.882086452998919" calcext:value-type="float">
            <text:p>0.882086453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0.0112463780023973" calcext:value-type="float">
            <text:p>0.011246378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0.534907814006147" calcext:value-type="float">
            <text:p>0.534907814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0.261162691000209" calcext:value-type="float">
            <text:p>0.261162691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37063160000253" calcext:value-type="float">
            <text:p>1.3706316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72" calcext:value-type="float">
            <text:p>72</text:p>
          </table:table-cell>
          <table:table-cell office:value-type="float" office:value="0.337785425996117" calcext:value-type="float">
            <text:p>0.337785426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72" calcext:value-type="float">
            <text:p>72</text:p>
          </table:table-cell>
          <table:table-cell office:value-type="float" office:value="0.496396210997773" calcext:value-type="float">
            <text:p>0.496396211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72" calcext:value-type="float">
            <text:p>72</text:p>
          </table:table-cell>
          <table:table-cell office:value-type="float" office:value="0.571888790997036" calcext:value-type="float">
            <text:p>0.571888791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72" calcext:value-type="float">
            <text:p>72</text:p>
          </table:table-cell>
          <table:table-cell office:value-type="float" office:value="0.00913650100119412" calcext:value-type="float">
            <text:p>0.009136501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72" calcext:value-type="float">
            <text:p>72</text:p>
          </table:table-cell>
          <table:table-cell office:value-type="float" office:value="3.69273161699675" calcext:value-type="float">
            <text:p>3.692731617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72" calcext:value-type="float">
            <text:p>72</text:p>
          </table:table-cell>
          <table:table-cell office:value-type="float" office:value="2.64927909199469" calcext:value-type="float">
            <text:p>2.649279092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72" calcext:value-type="float">
            <text:p>72</text:p>
          </table:table-cell>
          <table:table-cell office:value-type="float" office:value="11.8511607059991" calcext:value-type="float">
            <text:p>11.851160706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72" calcext:value-type="float">
            <text:p>72</text:p>
          </table:table-cell>
          <table:table-cell office:value-type="float" office:value="0.673549578001257" calcext:value-type="float">
            <text:p>0.673549578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72" calcext:value-type="float">
            <text:p>72</text:p>
          </table:table-cell>
          <table:table-cell office:value-type="float" office:value="106.944284229998" calcext:value-type="float">
            <text:p>106.94428423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72" calcext:value-type="float">
            <text:p>72</text:p>
          </table:table-cell>
          <table:table-cell office:value-type="float" office:value="250.266466690999" calcext:value-type="float">
            <text:p>250.266466691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890.482716140003" calcext:value-type="float">
            <text:p>890.48271614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88" calcext:value-type="float">
            <text:p>88</text:p>
          </table:table-cell>
          <table:table-cell office:value-type="float" office:value="0.947339138001553" calcext:value-type="float">
            <text:p>0.947339138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88" calcext:value-type="float">
            <text:p>88</text:p>
          </table:table-cell>
          <table:table-cell office:value-type="float" office:value="0.257007011998212" calcext:value-type="float">
            <text:p>0.257007012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88" calcext:value-type="float">
            <text:p>88</text:p>
          </table:table-cell>
          <table:table-cell office:value-type="float" office:value="1.41322905800189" calcext:value-type="float">
            <text:p>1.413229058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88" calcext:value-type="float">
            <text:p>88</text:p>
          </table:table-cell>
          <table:table-cell office:value-type="float" office:value="0.0205843559961068" calcext:value-type="float">
            <text:p>0.020584356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88" calcext:value-type="float">
            <text:p>88</text:p>
          </table:table-cell>
          <table:table-cell office:value-type="float" office:value="11.8376022899974" calcext:value-type="float">
            <text:p>11.83760229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88" calcext:value-type="float">
            <text:p>88</text:p>
          </table:table-cell>
          <table:table-cell office:value-type="float" office:value="3.70934856199892" calcext:value-type="float">
            <text:p>3.709348562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88" calcext:value-type="float">
            <text:p>88</text:p>
          </table:table-cell>
          <table:table-cell office:value-type="float" office:value="57.1845714209994" calcext:value-type="float">
            <text:p>57.184571421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88" calcext:value-type="float">
            <text:p>88</text:p>
          </table:table-cell>
          <table:table-cell office:value-type="float" office:value="1.37685946700367" calcext:value-type="float">
            <text:p>1.376859467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88" calcext:value-type="float">
            <text:p>88</text:p>
          </table:table-cell>
          <table:table-cell office:value-type="float" office:value="156.706902662001" calcext:value-type="float">
            <text:p>156.706902662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88" calcext:value-type="float">
            <text:p>88</text:p>
          </table:table-cell>
          <table:table-cell office:value-type="float" office:value="1259.335336112" calcext:value-type="float">
            <text:p>1259.335336112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4236.97163035" calcext:value-type="float">
            <text:p>4236.97163035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104" calcext:value-type="float">
            <text:p>104</text:p>
          </table:table-cell>
          <table:table-cell office:value-type="float" office:value="6.00115654699766" calcext:value-type="float">
            <text:p>6.001156547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104" calcext:value-type="float">
            <text:p>104</text:p>
          </table:table-cell>
          <table:table-cell table:style-name="ce11" office:value-type="float" office:value="1112.628073653" calcext:value-type="float">
            <text:p>1112.628073653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104" calcext:value-type="float">
            <text:p>104</text:p>
          </table:table-cell>
          <table:table-cell office:value-type="float" office:value="11.3609313549969" calcext:value-type="float">
            <text:p>11.360931355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104" calcext:value-type="float">
            <text:p>104</text:p>
          </table:table-cell>
          <table:table-cell office:value-type="float" office:value="0.0448498139958247" calcext:value-type="float">
            <text:p>0.044849814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104" calcext:value-type="float">
            <text:p>104</text:p>
          </table:table-cell>
          <table:table-cell office:value-type="float" office:value="14.5027438780016" calcext:value-type="float">
            <text:p>14.502743878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104" calcext:value-type="float">
            <text:p>104</text:p>
          </table:table-cell>
          <table:table-cell office:value-type="float" office:value="10.1076164799961" calcext:value-type="float">
            <text:p>10.10761648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104" calcext:value-type="float">
            <text:p>104</text:p>
          </table:table-cell>
          <table:table-cell office:value-type="float" office:value="232.459051012003" calcext:value-type="float">
            <text:p>232.459051012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104" calcext:value-type="float">
            <text:p>104</text:p>
          </table:table-cell>
          <table:table-cell office:value-type="float" office:value="4.11315594500047" calcext:value-type="float">
            <text:p>4.113155945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104" calcext:value-type="float">
            <text:p>104</text:p>
          </table:table-cell>
          <table:table-cell office:value-type="float" office:value="776.447068098998" calcext:value-type="float">
            <text:p>776.447068099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104" calcext:value-type="float">
            <text:p>104</text:p>
          </table:table-cell>
          <table:table-cell office:value-type="float" office:value="11914.101749542" calcext:value-type="float">
            <text:p>11914.101749542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39854.096882385" calcext:value-type="float">
            <text:p>39854.096882385</text:p>
          </table:table-cell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3.planlength" table:style-name="ta1">
        <table:table-column table:style-name="co3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>
            <text:p>search algorithm</text:p>
          </table:table-cell>
          <table:table-cell table:style-name="ce8" office:value-type="string" calcext:value-type="string">
            <text:p>Plan Length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breadth_first_searc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depth_first_graph_search</text:p>
          </table:table-cell>
          <table:table-cell office:value-type="float" office:value="24132" calcext:value-type="float">
            <text:p>24132</text:p>
          </table:table-cell>
        </table:table-row>
        <table:table-row table:style-name="ro1">
          <table:table-cell table:style-name="ce7" office:value-type="string" calcext:value-type="string">
            <text:p>uniform_cost_searc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6" office:value-type="string" calcext:value-type="string">
            <text:p>h_unmet_goal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h_pg_levels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6" office:value-type="string" calcext:value-type="string">
            <text:p>h_pg_maxleve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7" office:value-type="string" calcext:value-type="string">
            <text:p>h_pg_setlevel</text:p>
          </table:table-cell>
          <table:table-cell table:style-name="ce10" office:value-type="float" office:value="14" calcext:value-type="float">
            <text:p>14</text:p>
          </table:table-cell>
        </table:table-row>
        <table:table-row table:style-name="ro1" table:number-rows-repeated="104853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04:04:52.306276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01:19:21.520814654</meta:creation-date>
    <dc:date>2018-07-06T04:05:01.984094997</dc:date>
    <meta:editing-duration>P1DT39M58S</meta:editing-duration>
    <meta:editing-cycles>84</meta:editing-cycles>
    <meta:generator>LibreOffice/5.1.6.2$Linux_X86_64 LibreOffice_project/10m0$Build-2</meta:generator>
    <meta:document-statistic meta:table-count="4" meta:cell-count="803" meta:object-count="0"/>
  </office:meta>
</office:document-meta>
</file>